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b805" officeooo:paragraph-rsid="0016b805"/>
    </style:style>
    <style:style style:name="P2" style:family="paragraph" style:parent-style-name="Standard">
      <style:text-properties style:text-underline-style="solid" style:text-underline-width="auto" style:text-underline-color="font-color" officeooo:rsid="0016b805" officeooo:paragraph-rsid="0016b805"/>
    </style:style>
    <style:style style:name="P3" style:family="paragraph" style:parent-style-name="Standard">
      <style:text-properties officeooo:rsid="0018c39c" officeooo:paragraph-rsid="0018c39c"/>
    </style:style>
    <style:style style:name="P4" style:family="paragraph" style:parent-style-name="Standard">
      <style:text-properties officeooo:rsid="00198fa6" officeooo:paragraph-rsid="00198fa6"/>
    </style:style>
    <style:style style:name="P5" style:family="paragraph" style:parent-style-name="Standard">
      <style:text-properties officeooo:rsid="001b5c0e" officeooo:paragraph-rsid="001b5c0e"/>
    </style:style>
    <style:style style:name="P6" style:family="paragraph" style:parent-style-name="Standard">
      <style:text-properties officeooo:rsid="001cf591" officeooo:paragraph-rsid="001cf591"/>
    </style:style>
    <style:style style:name="P7" style:family="paragraph" style:parent-style-name="Standard">
      <style:text-properties officeooo:rsid="001e67f7" officeooo:paragraph-rsid="001e67f7"/>
    </style:style>
    <style:style style:name="P8" style:family="paragraph" style:parent-style-name="Standard">
      <style:text-properties officeooo:rsid="001e86c9" officeooo:paragraph-rsid="001e86c9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6b805" officeooo:paragraph-rsid="0016b805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82bc4"/>
    </style:style>
    <style:style style:name="T3" style:family="text">
      <style:text-properties style:text-underline-style="none" officeooo:rsid="002115eb"/>
    </style:style>
    <style:style style:name="T4" style:family="text">
      <style:text-properties officeooo:rsid="001cf59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troduction au traitement d’image<text:span text:style-name="T1"> <text:s/></text:span><text:span text:style-name="T2">IT220 – </text:span><text:span text:style-name="T3">TD1</text:span></text:p>
      <text:p text:style-name="P2"/>
      <text:p text:style-name="P1">vta.vvv.enseirb-matmeca.fr</text:p>
      <text:p text:style-name="P1">ta.labri.fr ??</text:p>
      <text:p text:style-name="P1"/>
      <text:p text:style-name="P3">pas de poly</text:p>
      <text:p text:style-name="P3"/>
      <text:p text:style-name="P3"/>
      <text:p text:style-name="P3"/>
      <text:p text:style-name="P3"/>
      <text:p text:style-name="P4">traitement, analyse, interprétation =&gt; vision par ordinateur</text:p>
      <text:p text:style-name="P4"/>
      <text:p text:style-name="P5">Définition : <text:span text:style-name="T4">t</text:span>raitement d’image = ensemble d’opérations qui transforme une image en une autre i<text:span text:style-name="T4">ma</text:span>ge numérique</text:p>
      <text:p text:style-name="P5"/>
      <text:p text:style-name="P6">image matricielle = tableau</text:p>
      <text:p text:style-name="P6">image vectorielle = ensemble de points qui décrivent une forme</text:p>
      <text:p text:style-name="P6"/>
      <text:p text:style-name="P7">R=G=B ([0, 255] et 0 noir, 255 blanc) =&gt; niveau de gris</text:p>
      <text:p text:style-name="P7"/>
      <text:p text:style-name="P8">matrice(i,j) = image(y,x)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4:04:40.283227745</meta:creation-date>
    <dc:date>2018-01-29T14:36:35.809013069</dc:date>
    <meta:editing-duration>P1DT2H28M50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64" meta:character-count="436" meta:non-whitespace-character-count="380"/>
  </office:meta>
</office:document-meta>
</file>